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11cf" officeooo:paragraph-rsid="000311c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11cf" officeooo:paragraph-rsid="000311cf" style:font-weight-asian="bold" style:font-weight-complex="bold"/>
    </style:style>
    <style:style style:name="P3" style:family="paragraph" style:parent-style-name="Standard">
      <style:text-properties officeooo:rsid="00046ccc" officeooo:paragraph-rsid="00046ccc"/>
    </style:style>
    <style:style style:name="P4" style:family="paragraph" style:parent-style-name="Standard">
      <style:text-properties officeooo:rsid="00046ccc" officeooo:paragraph-rsid="000311cf"/>
    </style:style>
    <style:style style:name="P5" style:family="paragraph" style:parent-style-name="Table_20_Contents">
      <style:text-properties officeooo:rsid="000311cf" officeooo:paragraph-rsid="000311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A E-BIBLIOTHEQUE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5">ACCUEIL</text:p>
          </table:table-cell>
          <table:table-cell table:style-name="Table1.A1" office:value-type="string">
            <text:p text:style-name="P5">LOCATION</text:p>
          </table:table-cell>
          <table:table-cell table:style-name="Table1.A1" office:value-type="string">
            <text:p text:style-name="P5">ACHAT</text:p>
          </table:table-cell>
          <table:table-cell table:style-name="Table1.A1" office:value-type="string">
            <text:p text:style-name="P5">E-Lecture</text:p>
          </table:table-cell>
          <table:table-cell table:style-name="Table1.A1" office:value-type="string">
            <text:p text:style-name="P5">Contact</text:p>
          </table:table-cell>
          <table:table-cell table:style-name="Table1.F1" office:value-type="string">
            <text:p text:style-name="P5">Recherche</text:p>
          </table:table-cell>
        </table:table-row>
        <table:table-row>
          <table:table-cell table:style-name="Table1.A2" office:value-type="string">
            <text:p text:style-name="P5">Mot de Présentation </text:p>
            <text:p text:style-name="P5">et objectif du site</text:p>
            <text:p text:style-name="P5">Logo</text:p>
            <text:p text:style-name="P5">images</text:p>
            <text:p text:style-name="P5"/>
            <text:p text:style-name="P5">Bas de page : adresse </text:p>
            <text:p text:style-name="P5">num tel</text:p>
            <text:p text:style-name="P5">mention légale</text:p>
            <text:p text:style-name="P5"><text:s/></text:p>
            <text:p text:style-name="P5"/>
            <text:p text:style-name="P5"/>
          </table:table-cell>
          <table:table-cell table:style-name="Table1.A2" office:value-type="string">
            <text:p text:style-name="P5">Type de livre</text:p>
            <text:p text:style-name="P5">Prix</text:p>
            <text:p text:style-name="P5">Offre</text:p>
          </table:table-cell>
          <table:table-cell table:style-name="Table1.A2" office:value-type="string">
            <text:p text:style-name="P5">Par auteur</text:p>
            <text:p text:style-name="P5">Prix</text:p>
          </table:table-cell>
          <table:table-cell table:style-name="Table1.A2" office:value-type="string">
            <text:p text:style-name="P5">Par auteur</text:p>
            <text:p text:style-name="P5">Prix</text:p>
          </table:table-cell>
          <table:table-cell table:style-name="Table1.A2" office:value-type="string">
            <text:p text:style-name="P5">Formulaire de contact</text:p>
          </table:table-cell>
          <table:table-cell table:style-name="Table1.F2" office:value-type="string">
            <text:p text:style-name="P5">Form de rech</text:p>
          </table:table-cell>
        </table:table-row>
      </table:table>
      <text:p text:style-name="P1"/>
      <text:p text:style-name="P1"/>
      <text:p text:style-name="P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10:03.562848173</meta:creation-date>
    <dc:date>2019-03-13T15:39:40.351484678</dc:date>
    <meta:editing-duration>PT1H29M43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43" meta:character-count="242" meta:non-whitespace-character-count="219"/>
  </office:meta>
</office:document-meta>
</file>